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Text_20_body" style:list-style-name="L5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</text:p>
      <text:p text:style-name="Standard">ChatGPT</text:p>
      <text:p text:style-name="P1">ChatGPT</text:p>
      <text:p text:style-name="Text_20_body">Конечно, вот список вопросов по категориям для проверки знаний и умения использовать HTML:</text:p>
      <text:h text:style-name="Heading_20_3" text:outline-level="3">Основы HTML:</text:h>
      <text:list xml:id="list4166893231490195671" text:style-name="L1">
        <text:list-item>
          <text:p text:style-name="P7">Что такое HTML и для чего он используется?</text:p>
        </text:list-item>
        <text:list-item>
          <text:p text:style-name="P7">Какой тег используется для определения начала и конца HTML документа?</text:p>
        </text:list-item>
        <text:list-item>
          <text:p text:style-name="P7">Как создать заголовок первого уровня и какие уровни заголовков могут быть использованы?</text:p>
        </text:list-item>
        <text:list-item>
          <text:p text:style-name="P7">Как создать абзац текста с помощью HTML?</text:p>
        </text:list-item>
        <text:list-item>
          <text:p text:style-name="P2">Как создать список, и какие типы списков существуют в HTML?</text:p>
        </text:list-item>
      </text:list>
      <text:h text:style-name="Heading_20_3" text:outline-level="3">Изображения и ссылки:</text:h>
      <text:list xml:id="list1791427189183074609" text:style-name="L2">
        <text:list-item>
          <text:p text:style-name="P8">Как вставить изображение на веб-страницу с помощью HTML?</text:p>
        </text:list-item>
        <text:list-item>
          <text:p text:style-name="P8">Как создать гиперссылку на другую веб-страницу?</text:p>
        </text:list-item>
        <text:list-item>
          <text:p text:style-name="P3">Как добавить всплывающую подсказку к ссылке?</text:p>
        </text:list-item>
      </text:list>
      <text:h text:style-name="Heading_20_3" text:outline-level="3">Формы и ввод данных:</text:h>
      <text:list xml:id="list8075648321161805960" text:style-name="L3">
        <text:list-item>
          <text:p text:style-name="P9">Как создать форму для ввода текста с помощью HTML?</text:p>
        </text:list-item>
        <text:list-item>
          <text:p text:style-name="P9">Как добавить кнопку отправки формы?</text:p>
        </text:list-item>
        <text:list-item>
          <text:p text:style-name="P4">Как создать список выбора (выпадающий список) с помощью HTML?</text:p>
        </text:list-item>
      </text:list>
      <text:h text:style-name="Heading_20_3" text:outline-level="3">Таблицы и мультимедиа:</text:h>
      <text:list xml:id="list1287216272448597949" text:style-name="L4">
        <text:list-item>
          <text:p text:style-name="P10">Как создать таблицу с двумя строками и двумя столбцами?</text:p>
        </text:list-item>
        <text:list-item>
          <text:p text:style-name="P10">Как вставить видео на веб-страницу с помощью HTML?</text:p>
        </text:list-item>
        <text:list-item>
          <text:p text:style-name="P5">Как вставить аудио на веб-страницу с помощью HTML?</text:p>
        </text:list-item>
      </text:list>
      <text:h text:style-name="Heading_20_3" text:outline-level="3">Дополнительные концепции:</text:h>
      <text:list xml:id="list2174172635732157706" text:style-name="L5">
        <text:list-item>
          <text:p text:style-name="P11">Что такое семантическая разметка в HTML и почему она важна?</text:p>
        </text:list-item>
        <text:list-item>
          <text:p text:style-name="P11">Как добавить комментарий в HTML код?</text:p>
        </text:list-item>
        <text:list-item>
          <text:p text:style-name="P6">Как проверить валидность HTML кода?</text:p>
        </text:list-item>
      </text:list>
      <text:p text:style-name="Text_20_body">Этот список вопросов охватывает основные аспекты HTML и может помочь проверить знания и навыки в использовании этого языка разметки. В зависимости от уровня знаний и навыков можно добавить более сложные вопросы или сосредоточиться на конкретных аспектах HTM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4$Win32 OpenOffice.org_project/4114m1$Build-9811</meta:generator>
    <dc:date>2024-04-30T23:25:54.11</dc:date>
    <meta:document-statistic meta:table-count="0" meta:image-count="0" meta:object-count="0" meta:page-count="1" meta:paragraph-count="27" meta:word-count="230" meta:character-count="1456"/>
    <dc:creator>Dima Wide</dc:creator>
    <meta:user-defined meta:name="Info 1"/>
    <meta:user-defined meta:name="Info 2"/>
    <meta:user-defined meta:name="Info 3"/>
    <meta:user-defined meta:name="Info 4"/>
  </office:meta>
</office:document-meta>
</file>